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75in" fo:break-before="auto" style:use-optimal-row-height="false"/>
    </style:style>
    <style:style style:name="ro5" style:family="table-row">
      <style:table-row-properties style:row-height="0.7563in" fo:break-before="auto" style:use-optimal-row-height="false"/>
    </style:style>
    <style:style style:name="ro6" style:family="table-row">
      <style:table-row-properties style:row-height="0.7354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</text:p>
          </table:table-cell>
          <table:table-cell table:style-name="ce6" office:value-type="float" office:value="0.3">
            <text:p>0.30</text:p>
          </table:table-cell>
          <table:table-cell table:style-name="ce11" office:value-type="string">
            <text:p>meeting with snehal to make new change for financial report page and new button style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financial report page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changed the alignment of financial report page and changed the new button style and fixed the alignment issue and send the screen-shots to snehal <text:s/>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work doc updated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check the over all site and updated the doc forwarded by snehal and added all the changes to the doc and submitted it to snehal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4">
          <table:table-cell table:style-name="ce2" office:value-type="string">
            <text:p>button style changed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changed button style for all the pages of Media and Distribution tab and all inner pages of this two tab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2" office:value-type="string">
            <text:p>Commits and Testing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committed all the changes of style-sheets and other pages and then tested it on my local machin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20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7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4">02/04/2012</text:date>, <text:time>19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04T19:27:34</dc:date>
    <meta:editing-cycles>237</meta:editing-cycles>
    <meta:editing-duration>P25DT17H16M43S</meta:editing-duration>
    <meta:generator>BrOffice.org/3.3$Linux OpenOffice.org_project/330m20$Build-9567</meta:generator>
    <meta:document-statistic meta:table-count="1" meta:cell-count="24" meta:object-count="0"/>
  </office:meta>
</office:document-meta>
</file>